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3" style:family="table">
      <style:table-properties style:width="14.497cm" table:align="margins" style:writing-mode="lr-tb"/>
    </style:style>
    <style:style style:name="Table3.A" style:family="table-column">
      <style:table-column-properties style:column-width="7.248cm" style:rel-column-width="32767*"/>
    </style:style>
    <style:style style:name="Table3.B" style:family="table-column">
      <style:table-column-properties style:column-width="7.2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GB"/>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Sisennetty_20_teksti">
      <style:paragraph-properties fo:margin-left="0cm" fo:margin-right="0cm" fo:text-indent="0cm" style:auto-text-indent="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
      <style:paragraph-properties fo:keep-with-next="always"/>
    </style:style>
    <style:style style:name="P19" style:family="paragraph" style:parent-style-name="Text_20_body">
      <style:paragraph-properties fo:margin-left="4.156cm" fo:margin-right="0cm" fo:text-indent="0cm" style:auto-text-indent="false"/>
    </style:style>
    <style:style style:name="P2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3" style:family="paragraph" style:parent-style-name="Text_20_body">
      <style:text-properties fo:language="en" fo:country="US"/>
    </style:style>
    <style:style style:name="P24" style:family="paragraph" style:parent-style-name="Text_20_body">
      <style:paragraph-properties fo:text-align="start" style:justify-single-word="false"/>
      <style:text-properties fo:language="en" fo:country="U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paragraph-properties fo:text-align="start" style:justify-single-word="false"/>
    </style:style>
    <style:style style:name="P28" style:family="paragraph" style:parent-style-name="Heading_20_1">
      <style:text-properties fo:language="en" fo:country="US"/>
    </style:style>
    <style:style style:name="P29" style:family="paragraph" style:parent-style-name="Heading_20_1">
      <style:paragraph-properties fo:break-before="page"/>
    </style:style>
    <style:style style:name="P30" style:family="paragraph" style:parent-style-name="Heading_20_2">
      <style:text-properties fo:language="en" fo:country="US"/>
    </style:style>
    <style:style style:name="P31" style:family="paragraph" style:parent-style-name="Heading_20_3">
      <style:text-properties fo:language="en" fo:country="US"/>
    </style:style>
    <style:style style:name="P32" style:family="paragraph" style:parent-style-name="Otsikko_20__28_numeroimaton_29_" style:list-style-name="WW8StyleNum"/>
    <style:style style:name="P33" style:family="paragraph" style:parent-style-name="Otsikko_20__28_numeroimaton_29_" style:master-page-name="First_20_Page">
      <style:paragraph-properties style:page-number="auto"/>
      <style:text-properties fo:language="fi" fo:country="FI"/>
    </style:style>
    <style:style style:name="P34" style:family="paragraph" style:parent-style-name="Sisennetty_20_teksti" style:list-style-name="L3"/>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officeooo:rsid="0018fa1f"/>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variant="normal" fo:text-transform="none" fo:language="en" fo:country="US"/>
    </style:style>
    <style:style style:name="T9" style:family="text">
      <style:text-properties officeooo:rsid="0018fa1f"/>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714650" text:style-name="WW8StyleNum">
        <text:list-header>
          <text:p text:style-name="P33"/>
        </text:list-header>
      </text:list>
      <text:p text:style-name="P2"/>
      <text:p text:style-name="P2"/>
      <text:p text:style-name="P2"/>
      <text:p text:style-name="P2"/>
      <text:p text:style-name="P2"/>
      <text:p text:style-name="P2"/>
      <text:list xml:id="list33183313"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Final</text:p>
          </table:table-cell>
          <table:covered-table-cell/>
          <table:table-cell table:style-name="Taulukko1.A2" office:value-type="string">
            <text:p text:style-name="P11"><text:span text:style-name="T1">Modified: </text:span><text:span text:style-name="T1"><text:modification-date style:data-style-name="N84">2013-04-24</text:modification-date></text:span></text:p>
          </table:table-cell>
        </table:table-row>
      </table:table>
      <text:list xml:id="list33184098"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3-04-10">
            <text:p text:style-name="P8">2013-04-10</text:p>
          </table:table-cell>
          <table:table-cell table:style-name="Taulukko2.A2" office:value-type="string">
            <text:p text:style-name="P8">T. Korhonen</text:p>
          </table:table-cell>
          <table:table-cell table:style-name="Taulukko2.A2" office:value-type="string">
            <text:p text:style-name="P9">Used document ”Project Plan.odt” as a template and modified it to Final Report.</text:p>
          </table:table-cell>
        </table:table-row>
        <table:table-row table:style-name="Taulukko2.1">
          <table:table-cell table:style-name="Taulukko2.A2" office:value-type="string">
            <text:p text:style-name="P13">0.2</text:p>
          </table:table-cell>
          <table:table-cell table:style-name="Taulukko2.B2" office:value-type="date" office:date-value="2013-04-24">
            <text:p text:style-name="P8">2013-04-24</text:p>
          </table:table-cell>
          <table:table-cell table:style-name="Taulukko2.A2" office:value-type="string">
            <text:p text:style-name="P9">T. Korhonen</text:p>
          </table:table-cell>
          <table:table-cell table:style-name="Taulukko2.A2" office:value-type="string">
            <text:p text:style-name="P8">Added content to chapters 1 and 4.</text:p>
          </table:table-cell>
        </table:table-row>
      </table:table>
      <text:list xml:id="list33181335" text:continue-numbering="true" text:style-name="WW8StyleNum">
        <text:list-header>
          <text:p text:style-name="P32">Acceptance signatures</text:p>
        </text:list-header>
      </text:list>
      <text:p text:style-name="Text_20_body"/>
      <text:p text:style-name="Text_20_body">TODO<text:line-break/><text:line-break/><text:span text:style-name="T3">Reserve place for signatures, prepare clarification of signatures beforehand</text:span></text:p>
      <text:p text:style-name="P5">Expected credit units </text:p>
      <text:list xml:id="list33205044" text:continue-numbering="true" text:style-name="WW8StyleNum">
        <text:list-header>
          <text:p text:style-name="Otsikko_20__28_numeroimaton_29_">Executive summary</text:p>
        </text:list-header>
      </text:list>
      <text:p text:style-name="Text_20_body"/>
      <text:p text:style-name="Text_20_body">TODO</text:p>
      <text:p text:style-name="P6">An executive summary contains the key topics for the whole document. Do not summarize the table of content but the <text:span text:style-name="T6">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319254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0">1. <text:s text:c="2"/>Introduction<text:tab/>7</text:p>
          <text:p text:style-name="P21">1.1 <text:s text:c="2"/>Overview<text:tab/>7</text:p>
          <text:p text:style-name="P21">1.2 <text:s text:c="2"/>Target and Scope of the Document<text:tab/>7</text:p>
          <text:p text:style-name="P21">1.3 <text:s text:c="2"/>Structure of the Document<text:tab/>7</text:p>
          <text:p text:style-name="P20">2. <text:s text:c="2"/>Project Organization<text:tab/>8</text:p>
          <text:p text:style-name="P21">2.1 <text:s text:c="2"/>Project Members<text:tab/>8</text:p>
          <text:p text:style-name="P21">2.2 <text:s text:c="2"/>Client<text:tab/>8</text:p>
          <text:p text:style-name="P21">2.3 <text:s text:c="2"/>Other Interest Groups<text:tab/>8</text:p>
          <text:p text:style-name="P20">3. <text:s text:c="2"/>Summary of the planned project<text:tab/>9</text:p>
          <text:p text:style-name="P21">3.1 <text:s text:c="2"/>Project Background<text:tab/>9</text:p>
          <text:p text:style-name="P21">3.2 <text:s text:c="2"/>Project Objectives<text:tab/>9</text:p>
          <text:p text:style-name="P22">3.2.1 <text:s text:c="2"/>The Objectives of Different Interest Groups<text:tab/>9</text:p>
          <text:p text:style-name="P22">3.2.2 <text:s text:c="2"/>Technical Objectives<text:tab/>9</text:p>
          <text:p text:style-name="P21">3.3 <text:s text:c="2"/>Deliverables<text:tab/>9</text:p>
          <text:p text:style-name="P22">3.3.1 <text:s text:c="2"/>Reports and Documentation<text:tab/>10</text:p>
          <text:p text:style-name="P22">3.3.2 <text:s text:c="2"/>Qt Implementation of the Tool (C1)<text:tab/>11</text:p>
          <text:p text:style-name="P22">3.3.3 <text:s text:c="2"/>Presentations<text:tab/>11</text:p>
          <text:p text:style-name="P21">3.4 <text:s text:c="2"/>Planned Timetable<text:tab/>11</text:p>
          <text:p text:style-name="P20">4. <text:s text:c="2"/>Realized project implementation<text:tab/>12</text:p>
          <text:p text:style-name="P21">4.1 <text:s text:c="2"/>Implementation Steps<text:tab/>12</text:p>
          <text:p text:style-name="P21">4.2 <text:s text:c="2"/>Deliverables<text:tab/>12</text:p>
          <text:p text:style-name="P21">4.3 <text:s text:c="2"/>Project Management<text:tab/>12</text:p>
          <text:p text:style-name="P22">4.3.1 <text:s text:c="2"/>Project Meetings (internal, with the client)<text:tab/>12</text:p>
          <text:p text:style-name="P22">4.3.2 <text:s text:c="2"/>Week reports<text:tab/>12</text:p>
          <text:p text:style-name="P22">4.3.3 <text:s text:c="2"/>Inspections<text:tab/>12</text:p>
          <text:p text:style-name="P21">4.4 <text:s text:c="2"/>Timetable and Workload<text:tab/>12</text:p>
          <text:p text:style-name="P21">4.5 <text:s text:c="2"/>Budget<text:tab/>13</text:p>
          <text:p text:style-name="P20">5. <text:s text:c="2"/>Project Conclusions<text:tab/>14</text:p>
          <text:p text:style-name="P21">5.1 <text:s text:c="2"/>Planned Project vs. Realized Project<text:tab/>14</text:p>
          <text:p text:style-name="P21">5.2 <text:s text:c="2"/>Future Development Needs<text:tab/>14</text:p>
          <text:p text:style-name="P20">6. <text:s text:c="2"/>Project Results (Technical)<text:tab/>15</text:p>
          <text:p text:style-name="P21">6.1 <text:s text:c="2"/>Results<text:tab/>15</text:p>
          <text:p text:style-name="P20"><text:soft-page-break/>7. <text:s text:c="2"/>Expected Credit Units<text:tab/>16</text:p>
          <text:p text:style-name="P21">7.1 <text:s text:c="2"/>Expected Credit Units<text:tab/>16</text:p>
          <text:p text:style-name="P20">8. <text:s text:c="2"/>Comments and Opinions on the Course<text:tab/>17</text:p>
          <text:p text:style-name="P20">9. <text:s text:c="2"/>References<text:tab/>18</text:p>
          <text:p text:style-name="P20">10. <text:s text:c="2"/>Appendices<text:tab/>19</text:p>
          <text:p text:style-name="P21">10.1 <text:s text:c="2"/>Minutes of the Meetings with the Client<text:tab/>19</text:p>
          <text:p text:style-name="P21">10.2 <text:s text:c="2"/>Minutes of the Internal Meetings of the Project Group<text:tab/>19</text:p>
          <text:p text:style-name="P21">10.3 <text:s text:c="2"/>Copies of Week Reports<text:tab/>19</text:p>
          <text:p text:style-name="P21">10.4 <text:s text:c="2"/>Copy of the Latest Approved Project Plan<text:tab/>19</text:p>
          <text:p text:style-name="P21">10.5 <text:s text:c="2"/>Written Deliverables<text:tab/>19</text:p>
          <text:p text:style-name="P21">10.6 <text:s text:c="2"/>Examples of the Commented Codes<text:tab/>19</text:p>
          <text:p text:style-name="P21">10.7 <text:s text:c="2"/>Functional and Technical Specifications<text:tab/>19</text:p>
          <text:p text:style-name="P21">10.8 <text:s text:c="2"/>Other<text:tab/>19</text:p>
        </text:index-body>
      </text:table-of-content>
      <text:p text:style-name="P3"/>
      <text:p text:style-name="P2"/>
      <text:p text:style-name="Text_20_body"><text:tab/></text:p>
      <text:h text:style-name="P29"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7">Joni-Matti Määttä<text:line-break/></text:span><text:a xlink:type="simple" xlink:href="mailto:joni-matti.maatta@tut.fi">joni-matti.maatta@tut.fi</text:a></text:p>
      <text:p text:style-name="Text_20_body">Joni-Matti was the project manager and SW architect in the project.</text:p>
      <text:p text:style-name="P4"><text:span text:style-name="T7">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7">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TODO <text:span text:style-name="T9">Joni-Matti</text:span>: <text:span text:style-name="T3">How did the project came up? where, when, who, why, ho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2684948" text:style-name="L1">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were:</text:p>
      <text:list xml:id="list32716325" text:style-name="L2">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18"><text:span text:style-name="T7">Table </text:span><text:span text:style-name="T7"><text:sequence text:ref-name="refTable0" text:name="Table" text:formula="ooow:Table+1" style:num-format="1">3.1</text:sequence></text:span><text:span text:style-name="T7">:</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E1" office:value-type="string">
              <text:p text:style-name="P17">Recipients</text:p>
            </table:table-cell>
          </table:table-row>
        </table:table-header-rows>
        <table:table-row table:style-name="Table1.1">
          <table:table-cell table:style-name="Table1.A9" office:value-type="string">
            <text:p text:style-name="P15">D1</text:p>
          </table:table-cell>
          <table:table-cell table:style-name="Table1.B9" office:value-type="string">
            <text:p text:style-name="P15">Functional specification</text:p>
          </table:table-cell>
          <table:table-cell table:style-name="Table1.C9" office:value-type="string">
            <text:p text:style-name="P15">Document</text:p>
          </table:table-cell>
          <table:table-cell table:style-name="Table1.D9" office:value-type="string">
            <text:p text:style-name="P15">2012 Wk 50</text:p>
          </table:table-cell>
          <table:table-cell table:style-name="Table1.E9" office:value-type="string">
            <text:p text:style-name="P15">Client, assistant</text:p>
          </table:table-cell>
        </table:table-row>
        <table:table-row table:style-name="Table1.1">
          <table:table-cell table:style-name="Table1.A9" office:value-type="string">
            <text:p text:style-name="P15">D2</text:p>
          </table:table-cell>
          <table:table-cell table:style-name="Table1.B9" office:value-type="string">
            <text:p text:style-name="P15">Technical specification</text:p>
          </table:table-cell>
          <table:table-cell table:style-name="Table1.C9" office:value-type="string">
            <text:p text:style-name="P15">Document</text:p>
          </table:table-cell>
          <table:table-cell table:style-name="Table1.D9" office:value-type="string">
            <text:p text:style-name="P15">2013 Wk 2</text:p>
          </table:table-cell>
          <table:table-cell table:style-name="Table1.E9" office:value-type="string">
            <text:p text:style-name="P15">Client, assistant</text:p>
          </table:table-cell>
        </table:table-row>
        <text:soft-page-break/>
        <table:table-row table:style-name="Table1.1">
          <table:table-cell table:style-name="Table1.A9" office:value-type="string">
            <text:p text:style-name="P15">C1</text:p>
          </table:table-cell>
          <table:table-cell table:style-name="Table1.B9" office:value-type="string">
            <text:p text:style-name="P16">Qt implementation of the tool</text:p>
          </table:table-cell>
          <table:table-cell table:style-name="Table1.C9" office:value-type="string">
            <text:p text:style-name="P15">Codes</text:p>
          </table:table-cell>
          <table:table-cell table:style-name="Table1.D9" office:value-type="string">
            <text:p text:style-name="P15">2013 Wk 15</text:p>
          </table:table-cell>
          <table:table-cell table:style-name="Table1.E9" office:value-type="string">
            <text:p text:style-name="P15">Client</text:p>
          </table:table-cell>
        </table:table-row>
        <table:table-row table:style-name="Table1.1">
          <table:table-cell table:style-name="Table1.A9" office:value-type="string">
            <text:p text:style-name="P15">FR</text:p>
          </table:table-cell>
          <table:table-cell table:style-name="Table1.B9" office:value-type="string">
            <text:p text:style-name="P15">Final report</text:p>
          </table:table-cell>
          <table:table-cell table:style-name="Table1.C9" office:value-type="string">
            <text:p text:style-name="P15">Document</text:p>
          </table:table-cell>
          <table:table-cell table:style-name="Table1.D9" office:value-type="string">
            <text:p text:style-name="P15">2013 Wk 16</text:p>
          </table:table-cell>
          <table:table-cell table:style-name="Table1.E9" office:value-type="string">
            <text:p text:style-name="P15">Client, assistant</text:p>
          </table:table-cell>
        </table:table-row>
        <table:table-row table:style-name="Table1.1">
          <table:table-cell table:style-name="Table1.A9" office:value-type="string">
            <text:p text:style-name="P15">M1</text:p>
            <text:p text:style-name="P15">M2</text:p>
          </table:table-cell>
          <table:table-cell table:style-name="Table1.B9" office:value-type="string">
            <text:p text:style-name="P15">Monthly status reports 2012 (Nov, Dec)</text:p>
          </table:table-cell>
          <table:table-cell table:style-name="Table1.C9" office:value-type="string">
            <text:p text:style-name="P15">Document</text:p>
          </table:table-cell>
          <table:table-cell table:style-name="Table1.D9" office:value-type="string">
            <text:p text:style-name="P15">2012 Wk 49</text:p>
            <text:p text:style-name="P15">2013 Wk 2</text:p>
          </table:table-cell>
          <table:table-cell table:style-name="Table1.E9" office:value-type="string">
            <text:p text:style-name="P15">Assistant</text:p>
          </table:table-cell>
        </table:table-row>
        <table:table-row table:style-name="Table1.1">
          <table:table-cell table:style-name="Table1.A9" office:value-type="string">
            <text:p text:style-name="P15">M3</text:p>
            <text:p text:style-name="P15">M4</text:p>
            <text:p text:style-name="P15">M5</text:p>
          </table:table-cell>
          <table:table-cell table:style-name="Table1.B9" office:value-type="string">
            <text:p text:style-name="P15">Monthly status reports 2013 (Jan, Feb, Mar)</text:p>
          </table:table-cell>
          <table:table-cell table:style-name="Table1.C9" office:value-type="string">
            <text:p text:style-name="P15"/>
          </table:table-cell>
          <table:table-cell table:style-name="Table1.D9" office:value-type="string">
            <text:p text:style-name="P15">2013 Wk 6</text:p>
            <text:p text:style-name="P15">2013 Wk 10</text:p>
            <text:p text:style-name="P15">2013 Wk 14</text:p>
          </table:table-cell>
          <table:table-cell table:style-name="Table1.E9" office:value-type="string">
            <text:p text:style-name="P15">Assistant</text:p>
          </table:table-cell>
        </table:table-row>
        <table:table-row table:style-name="Table1.1">
          <table:table-cell table:style-name="Table1.A9" office:value-type="string">
            <text:p text:style-name="P15">P1</text:p>
          </table:table-cell>
          <table:table-cell table:style-name="Table1.B9" office:value-type="string">
            <text:p text:style-name="P15">Project plan presentation</text:p>
          </table:table-cell>
          <table:table-cell table:style-name="Table1.C9" office:value-type="string">
            <text:p text:style-name="P15">Presentation</text:p>
          </table:table-cell>
          <table:table-cell table:style-name="Table1.D9" office:value-type="string">
            <text:p text:style-name="P15">2012 Wk 48 </text:p>
          </table:table-cell>
          <table:table-cell table:style-name="Table1.E9" office:value-type="string">
            <text:p text:style-name="P15">Seminar</text:p>
          </table:table-cell>
        </table:table-row>
        <table:table-row table:style-name="Table1.1">
          <table:table-cell table:style-name="Table1.A9" office:value-type="string">
            <text:p text:style-name="P15">P2</text:p>
          </table:table-cell>
          <table:table-cell table:style-name="Table1.B9" office:value-type="string">
            <text:p text:style-name="P16">Final report presentation and live demonstration</text:p>
          </table:table-cell>
          <table:table-cell table:style-name="Table1.C9" office:value-type="string">
            <text:p text:style-name="P16">Presentation + demo</text:p>
          </table:table-cell>
          <table:table-cell table:style-name="Table1.D9" office:value-type="string">
            <text:p text:style-name="P15">2013 Wk 16</text:p>
          </table:table-cell>
          <table:table-cell table:style-name="Table1.E9" office:value-type="string">
            <text:p text:style-name="P15">Seminar</text:p>
          </table:table-cell>
        </table:table-row>
      </table:table>
      <text:p text:style-name="P7"/>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ODO <text:span text:style-name="T9">Joni-Matti</text:span>:</text:p>
      <text:p text:style-name="Text_20_body"><text:span text:style-name="T3">Using subtitles, define </text:span><text:span text:style-name="T4">separately each concrete step</text:span><text:span text:style-name="T3"> how the project was actually carried out.</text:span></text:p>
      <text:h text:style-name="Heading_20_2" text:outline-level="2"><text:s/><text:tab/>Deliverables</text:h>
      <text:p text:style-name="P5">TODO <text:span text:style-name="T9">Mikko</text:span></text:p>
      <text:p text:style-name="Text_20_body"><text:span text:style-name="T3">-</text:span><text:span text:style-name="T8"> </text:span><text:span text:style-name="T3">Name and define the name, type and contents </text:span><text:span text:style-name="T4">separately for each concrete deliverable</text:span><text:span text:style-name="T3">. Remember to specify each one of the project deliverables!</text:span></text:p>
      <text:p text:style-name="P19"><text:span text:style-name="T3">-</text:span><text:span text:style-name="T8"> </text:span><text:span text:style-name="T3">Write down how and when it was/will be delivered, and to who </text:span></text:p>
      <text:p text:style-name="P19"><text:span text:style-name="T3">-</text:span><text:span text:style-name="T8"> </text:span><text:span text:style-name="T3">Summarize with a table</text:span></text:p>
      <text:h text:style-name="Heading_20_2" text:outline-level="2"><text:s/><text:tab/>Project Management</text:h>
      <text:p text:style-name="Text_20_body">Joni-Matti was the project manager. He arranged meetings with the client and course staff and sent monthly reports etc. XXX</text:p>
      <text:p text:style-name="Text_20_body">TODO <text:span text:style-name="T9">Joni-Matti</text:span>: <text:span text:style-name="T3">How was the project management done?</text:span></text:p>
      <text:h text:style-name="P31"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ODO <text:span text:style-name="T9">Mikko</text:span>: Define the date and contents for each significant meeting.</text:p>
      <text:h text:style-name="P31" text:outline-level="3"><text:s/><text:tab/>Week reports</text:h>
      <text:p text:style-name="P5"><text:span text:style-name="T9">TODO Tommi: </text:span>What was the realized status reporting practice. These should be found from appendixes.</text:p>
      <text:h text:style-name="P31" text:outline-level="3"><text:s/><text:tab/>Inspections</text:h>
      <text:p text:style-name="P5"><text:span text:style-name="T9">TODO Tommi: </text:span>When, by who, inspection results, resulting work?</text:p>
      <text:h text:style-name="Heading_20_2" text:outline-level="2"><text:soft-page-break/><text:s/><text:tab/>Timetable and Workload</text:h>
      <text:p text:style-name="Text_20_body">TODO <text:span text:style-name="T9">Joni-Matti</text:span>: <text:span text:style-name="T3">Define the realised timetable and hours used for each project task. Graphical presentation needed.</text:span></text:p>
      <text:h text:style-name="P30" text:outline-level="2"><text:s/><text:tab/>Budget</text:h>
      <text:p text:style-name="P5">TODO <text:span text:style-name="T9">Tommi</text:span>: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P24">TODO<text:span text:style-name="T9"> Joni-Matti</text:span><text:line-break/>Problems that emerged, risks that came true </text:p>
      <text:p text:style-name="P5">If the planned time table was different than the realized – why?</text:p>
      <text:p text:style-name="P5">Other differences to the original plan, tasks, deliverables, budget, objectives, changes in project organization, etc. -&gt; what was the reason for the changes?</text:p>
      <text:p text:style-name="P5">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3"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3"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text:span text:style-name="T9">Mikko</text:span>: <text:span text:style-name="T3">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12"/>
      <text:h text:style-name="Heading_20_2" text:outline-level="2"><text:s/><text:tab/>Results</text:h>
      <text:p text:style-name="P4"><text:span text:style-name="T3">TODO </text:span><text:span text:style-name="T5">Mikko</text:span><text:span text:style-name="T3"><text:line-break/>IF the technical deliverables have been delivered earlier to the client in separate documents, no need to copy&amp;paste all contents of other technical d. However, a short </text:span><text:span text:style-name="T4">summary</text:span><text:span text:style-name="T3"> of the main technical results is needed. You can also present the results in Section: 4.2 Deliverables (by giving a more complete presentation of the deliverables).</text:span></text:p>
      <text:p text:style-name="Text_20_body"><text:span text:style-name="T3">IF no other deliverables (such as technical reports) have been produced separately, then all the project results </text:span><text:span text:style-name="T4">must be reported</text:span><text:span text:style-name="T3"> in here!</text:span></text:p>
      <text:h text:style-name="Heading_20_1" text:outline-level="1"><text:s/><text:tab/>Expected Credit Units</text:h>
      <text:p text:style-name="Sisennetty_20_teksti"/>
      <text:h text:style-name="Heading_20_2" text:outline-level="2"><text:s/><text:tab/>Expected Credit Units</text:h>
      <text:p text:style-name="Text_20_body">TODO <text:span text:style-name="T9">Tommi</text:span>: <text:span text:style-name="T3">Arguments for justifying the number of units</text:span></text:p>
      <text:p text:style-name="P5">Project plan: Taking the project size into account, the expected credit units are determined to be 7 cp.</text:p>
      <text:h text:style-name="P28" text:outline-level="1"><text:s/><text:tab/>Comments and Opinions on the Course</text:h>
      <text:h text:style-name="Heading_20_1" text:outline-level="1"><text:s/><text:tab/>References</text:h>
      <text:p text:style-name="Sisennetty_20_teksti"/>
      <text:p text:style-name="Sisennetty_20_teksti"/>
      <text:list xml:id="list32698568" text:style-name="L3">
        <text:list-item>
          <text:p text:style-name="P3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Week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1</text:p>
      </style:header>
      <style:footer>
        <text:p text:style-name="Footer">Modified: <text:modification-date style:data-style-name="N84">2013-04-24</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155</meta:editing-cycles>
    <meta:editing-duration>PT4H56M26S</meta:editing-duration>
    <dc:date>2013-04-24T13:04:49.28</dc:date>
    <meta:document-statistic meta:table-count="4" meta:image-count="0" meta:object-count="0" meta:page-count="19" meta:paragraph-count="254" meta:word-count="2164" meta:character-count="13756" meta:non-whitespace-character-count="12090"/>
    <meta:user-defined meta:name="Info 1"/>
    <meta:user-defined meta:name="Info 2"/>
    <meta:user-defined meta:name="Info 3"/>
    <meta:user-defined meta:name="Info 4"/>
  </office:meta>
</office:document-meta>
</file>